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TeX Gyre Bonum" officeooo:rsid="00023860" officeooo:paragraph-rsid="00028c5f"/>
    </style:style>
    <style:style style:name="P2" style:family="paragraph" style:parent-style-name="Standard">
      <style:text-properties style:font-name="TeX Gyre Bonum" officeooo:rsid="00028c5f" officeooo:paragraph-rsid="00028c5f"/>
    </style:style>
    <style:style style:name="P3" style:family="paragraph" style:parent-style-name="Standard">
      <style:text-properties fo:color="#0066b3" style:font-name="TeX Gyre Bonum" officeooo:rsid="00028c5f" officeooo:paragraph-rsid="00028c5f"/>
    </style:style>
    <style:style style:name="P4" style:family="paragraph" style:parent-style-name="Standard">
      <style:text-properties fo:color="#0066b3" style:font-name="TeX Gyre Bonum" fo:font-weight="bold" officeooo:rsid="00028c5f" officeooo:paragraph-rsid="00028c5f" style:font-weight-asian="bold" style:font-weight-complex="bold"/>
    </style:style>
    <style:style style:name="P5" style:family="paragraph" style:parent-style-name="Standard" style:list-style-name="L1">
      <style:text-properties fo:color="#0066b3" style:font-name="TeX Gyre Bonum" officeooo:rsid="00023860" officeooo:paragraph-rsid="00023860"/>
    </style:style>
    <style:style style:name="P6" style:family="paragraph" style:parent-style-name="Standard" style:list-style-name="L1">
      <style:text-properties fo:color="#0066b3" style:font-name="TeX Gyre Bonum" officeooo:rsid="00023860" officeooo:paragraph-rsid="00047722"/>
    </style:style>
    <style:style style:name="P7" style:family="paragraph" style:parent-style-name="Standard" style:list-style-name="L1">
      <style:text-properties fo:color="#0066b3" style:font-name="TeX Gyre Bonum" fo:font-weight="normal" officeooo:rsid="00023860" officeooo:paragraph-rsid="00023860" style:font-weight-asian="normal" style:font-weight-complex="normal"/>
    </style:style>
    <style:style style:name="P8" style:family="paragraph" style:parent-style-name="Standard" style:list-style-name="L1">
      <style:text-properties style:font-name="TeX Gyre Bonum" officeooo:rsid="00023860" officeooo:paragraph-rsid="00029905"/>
    </style:style>
    <style:style style:name="P9" style:family="paragraph" style:parent-style-name="Standard" style:list-style-name="L1">
      <style:text-properties style:font-name="TeX Gyre Bonum" officeooo:rsid="00023860" officeooo:paragraph-rsid="0002f376"/>
    </style:style>
    <style:style style:name="P10" style:family="paragraph" style:parent-style-name="Standard" style:list-style-name="L1">
      <style:text-properties style:font-name="TeX Gyre Bonum" officeooo:rsid="00023860" officeooo:paragraph-rsid="00046a6f"/>
    </style:style>
    <style:style style:name="P11" style:family="paragraph" style:parent-style-name="Standard" style:list-style-name="L1">
      <style:text-properties style:font-name="TeX Gyre Bonum" officeooo:rsid="00023860" officeooo:paragraph-rsid="00047722"/>
    </style:style>
    <style:style style:name="P12" style:family="paragraph" style:parent-style-name="Standard" style:list-style-name="L1">
      <style:text-properties style:font-name="TeX Gyre Bonum" fo:font-weight="normal" officeooo:rsid="00023860" officeooo:paragraph-rsid="0002990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9905"/>
    </style:style>
    <style:style style:name="T3" style:family="text">
      <style:text-properties fo:color="#00a65d" officeooo:rsid="00029905"/>
    </style:style>
    <style:style style:name="T4" style:family="text">
      <style:text-properties fo:color="#ed1c24" officeooo:rsid="00029905"/>
    </style:style>
    <style:style style:name="T5" style:family="text">
      <style:text-properties fo:color="#bd7cb5" officeooo:rsid="00029905" fo:background-color="transparent" loext:char-shading-value="0"/>
    </style:style>
    <style:style style:name="T6" style:family="text">
      <style:text-properties officeooo:rsid="000477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puesta para la sub comisión de doctorado, Mariano Cerrutti.</text:p>
      <text:p text:style-name="P4">Herramienta y Técnicas de Modelado, Síntesis y Diagnóstico para Especificaciones de Sistemas de Transición Etiquetados Concurrentes (CLTS).</text:p>
      <text:p text:style-name="P3"/>
      <text:p text:style-name="P1">Plan de trabajo 23 de agosto de 2019 a 30 de septiembre de 2019. <text:line-break/><text:span text:style-name="T2">Estado: </text:span><text:span text:style-name="T4">■</text:span><text:span text:style-name="T2"> <text:s/>Pendiente </text:span><text:span text:style-name="T5">■</text:span><text:span text:style-name="T2"> Entregado </text:span><text:span text:style-name="T3">■</text:span><text:span text:style-name="T2"> Validado con Sebas</text:span></text:p>
      <text:list xml:id="list3820286129" text:style-name="L1">
        <text:list-item>
          <text:p text:style-name="P5">Viernes 23 de agosto </text:p>
          <text:list>
            <text:list-item>
              <text:p text:style-name="P8"><text:span text:style-name="T5">■ </text:span>Definición formal CLTS, modos de composición y pseudocódigo.</text:p>
            </text:list-item>
            <text:list-item>
              <text:p text:style-name="P8"><text:span text:style-name="T5">■ </text:span>Entregar formalización en latex.</text:p>
            </text:list-item>
          </text:list>
        </text:list-item>
        <text:list-item>
          <text:p text:style-name="P5">Lunes 26 de agosto</text:p>
          <text:list>
            <text:list-item>
              <text:p text:style-name="P8"><text:span text:style-name="T5">■ </text:span>Semántica LTL, satisfacción sobre corridas en CLTS</text:p>
            </text:list-item>
            <text:list-item>
              <text:p text:style-name="P9"><text:span text:style-name="T5">■</text:span><text:span text:style-name="T4"> </text:span>Construcción de Games Structures (GS) desde especificaciones LTL</text:p>
            </text:list-item>
            <text:list-item>
              <text:p text:style-name="P9"><text:span text:style-name="T5">■</text:span><text:span text:style-name="T4"> </text:span>Traducción de GS a CLTS</text:p>
            </text:list-item>
            <text:list-item>
              <text:p text:style-name="P9"><text:span text:style-name="T5">■</text:span><text:span text:style-name="T4"> </text:span>Pseudocódigo de los algoritmos involucrados.</text:p>
            </text:list-item>
            <text:list-item>
              <text:p text:style-name="P9"><text:span text:style-name="T5">■</text:span><text:span text:style-name="T4"> </text:span>Entregar formalización en latex.</text:p>
            </text:list-item>
          </text:list>
        </text:list-item>
        <text:list-item>
          <text:p text:style-name="P5">Miércoles 28 de agosto</text:p>
          <text:list>
            <text:list-item>
              <text:p text:style-name="P10"><text:span text:style-name="T5">■</text:span><text:span text:style-name="T4"> </text:span>Revisar composición paralela y transformaciones GS a CLTS</text:p>
            </text:list-item>
          </text:list>
        </text:list-item>
        <text:list-item>
          <text:p text:style-name="P5">Viernes 30 de agosto</text:p>
          <text:list>
            <text:list-item>
              <text:p text:style-name="P10"><text:span text:style-name="T5">■</text:span><text:span text:style-name="T4"> </text:span>Presentar sintaxis FSP para CLTS + GS</text:p>
            </text:list-item>
            <text:list-item>
              <text:p text:style-name="P10"><text:span text:style-name="T5">■</text:span><text:span text:style-name="T4"> </text:span>Equivalencia, determinización y minimización sobre CLTS</text:p>
            </text:list-item>
            <text:list-item>
              <text:p text:style-name="P10"><text:span text:style-name="T5">■</text:span><text:span text:style-name="T4"> </text:span>Entregar formalización en latex.</text:p>
            </text:list-item>
          </text:list>
        </text:list-item>
        <text:list-item>
          <text:p text:style-name="P5">Lunes 2 de septiembre</text:p>
          <text:list>
            <text:list-item>
              <text:p text:style-name="P10"><text:span text:style-name="T5">■</text:span><text:span text:style-name="T4"> </text:span>Revisar sintaxis y equivalencia CLTS.</text:p>
            </text:list-item>
          </text:list>
        </text:list-item>
        <text:list-item>
          <text:p text:style-name="P5">Miércoles 4 de septiembre</text:p>
          <text:list>
            <text:list-item>
              <text:p text:style-name="P11"><text:span text:style-name="T5">■</text:span><text:span text:style-name="T4"> </text:span>Demo de herramienta sobre CLTS.</text:p>
            </text:list-item>
          </text:list>
        </text:list-item>
        <text:list-item>
          <text:p text:style-name="P5">Viernes 6 de septiembre</text:p>
          <text:list>
            <text:list-item>
              <text:p text:style-name="P11"><text:span text:style-name="T5">■</text:span><text:span text:style-name="T4"> </text:span>Demo de herramienta sobre CLTS + GS</text:p>
            </text:list-item>
          </text:list>
        </text:list-item>
        <text:list-item>
          <text:p text:style-name="P6"><text:span text:style-name="T6">Lunes 9</text:span> de septiembre</text:p>
          <text:list>
            <text:list-item>
              <text:p text:style-name="P11"><text:span text:style-name="T4">■ </text:span>Demo de herramienta sobre CLTS + GS</text:p>
            </text:list-item>
          </text:list>
        </text:list-item>
        <text:list-item>
          <text:p text:style-name="P5">Miércoles 18 de septiembre</text:p>
          <text:list>
            <text:list-item>
              <text:p text:style-name="P8"><text:span text:style-name="T4">■ </text:span>REvisión paper <text:span text:style-name="T1">Behavior Minimization Feedback for Unrealizable Specifications</text:span></text:p>
            </text:list-item>
          </text:list>
        </text:list-item>
        <text:list-item>
          <text:p text:style-name="P7">Viernes 20 se septiembre</text:p>
          <text:list>
            <text:list-item>
              <text:p text:style-name="P12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7">Lunes 23 de septiembre</text:p>
          <text:list>
            <text:list-item>
              <text:p text:style-name="P12"><text:span text:style-name="T4">■ </text:span>Extensión con CLTS paper <text:span text:style-name="T1">Behavior Minimization Feedback for Unrealizable Specifications</text:span></text:p>
            </text:list-item>
          </text:list>
        </text:list-item>
        <text:list-item>
          <text:p text:style-name="P7">Miércoles 25 de septiembre</text:p>
          <text:list>
            <text:list-item>
              <text:p text:style-name="P12"><text:span text:style-name="T4">■ </text:span>Boceto de presentación de herramienta </text:p>
            </text:list-item>
          </text:list>
        </text:list-item>
        <text:list-item>
          <text:p text:style-name="P7">Viernes 27 de septiembre</text:p>
          <text:list>
            <text:list-item>
              <text:p text:style-name="P12"><text:span text:style-name="T4">■ </text:span>Documento técnico de presentación de herramienta </text:p>
            </text:list-item>
          </text:list>
        </text:list-item>
        <text:list-item>
          <text:p text:style-name="P7">Lunes 30 de septiembre</text:p>
          <text:list>
            <text:list-item>
              <text:p text:style-name="P12"><text:soft-page-break/><text:span text:style-name="T4">■ </text:span>Documento técnico de herramienta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18:36.177969372</meta:creation-date>
    <dc:date>2019-09-06T22:09:05.174810419</dc:date>
    <meta:editing-duration>PT5H18M1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294" meta:character-count="1707" meta:non-whitespace-character-count="1480"/>
  </office:meta>
</office:document-meta>
</file>